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2000000258CA0C59C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organic-subtitle">
      <style:graphic-properties draw:fill-color="#ffffff" draw:auto-grow-height="true" fo:min-height="11.587cm"/>
    </style:style>
    <style:style style:name="pr2" style:family="presentation" style:parent-style-name="lyt-organic-notes">
      <style:graphic-properties draw:fill-color="#ffffff" draw:auto-grow-height="true" fo:min-height="12.572cm"/>
    </style:style>
    <style:style style:name="pr3" style:family="presentation" style:parent-style-name="lyt-organic-title">
      <style:graphic-properties fo:min-height="3.507cm"/>
    </style:style>
    <style:style style:name="pr4" style:family="presentation" style:parent-style-name="lyt-organic-outline1">
      <style:graphic-properties fo:min-height="11.587cm"/>
    </style:style>
    <style:style style:name="pr5" style:family="presentation" style:parent-style-name="lyt-organic-notes">
      <style:graphic-properties draw:fill-color="#ffffff" fo:min-height="12.572cm"/>
    </style:style>
    <style:style style:name="pr6" style:family="presentation" style:parent-style-name="lyt-organic-outline1">
      <style:graphic-properties fo:min-height="12.587cm"/>
    </style:style>
    <style:style style:name="pr7" style:family="presentation" style:parent-style-name="lyt-organic-subtitle">
      <style:graphic-properties draw:fill-color="#ffffff" fo:min-height="13.883cm"/>
    </style:style>
    <style:style style:name="pr8" style:family="presentation" style:parent-style-name="lyt-organic-outline1">
      <style:graphic-properties fo:min-height="13.894cm"/>
    </style:style>
    <style:style style:name="pr9" style:family="presentation" style:parent-style-name="lyt-organic-outline1">
      <style:graphic-properties fo:min-height="11.823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14pt" style:font-size-asian="14pt" style:font-size-complex="7.90000009536743pt"/>
    </style:style>
    <style:style style:name="P5" style:family="paragraph">
      <style:text-properties fo:font-size="28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color="#18191b" style:text-outline="false" style:text-line-through-style="none" fo:font-family="ArialMT" style:font-family-generic="swiss" fo:font-size="16pt" fo:font-style="normal" fo:text-shadow="none" style:text-underline-style="none" style:font-family-asian="ArialMT" style:font-family-generic-asian="swiss" style:font-size-asian="16pt" style:font-style-asian="normal" style:font-family-complex="ArialMT" style:font-family-generic-complex="swiss" style:font-size-complex="9.10000038146973pt" style:font-style-complex="normal" style:text-emphasize="none" style:font-relief="none"/>
    </style:style>
    <style:style style:name="T5" style:family="text">
      <style:text-properties fo:color="#18191b" style:text-outline="false" style:text-line-through-style="none" fo:font-family="Arial-BoldMT" style:font-family-generic="swiss" fo:font-size="16pt" fo:font-style="normal" fo:text-shadow="none" style:text-underline-style="none" fo:font-weight="bold" style:font-family-asian="Arial-BoldMT" style:font-family-generic-asian="swiss" style:font-size-asian="16pt" style:font-style-asian="normal" style:font-weight-asian="bold" style:font-family-complex="Arial-BoldMT" style:font-family-generic-complex="swiss" style:font-size-complex="9.10000038146973pt" style:font-style-complex="normal" style:font-weight-complex="bold" style:text-emphasize="none" style:font-relief="none"/>
    </style:style>
    <style:style style:name="T6" style:family="text">
      <style:text-properties fo:color="#18191b" style:text-outline="false" style:text-line-through-style="none" fo:font-family="Arial-BoldMT" style:font-family-generic="swiss" fo:font-size="24pt" fo:font-style="normal" fo:text-shadow="none" style:text-underline-style="none" fo:font-weight="bold" style:font-family-asian="Arial-BoldMT" style:font-family-generic-asian="swiss" style:font-size-asian="32pt" style:font-style-asian="normal" style:font-weight-asian="bold" style:font-family-complex="Arial-BoldMT" style:font-family-generic-complex="swiss" style:font-size-complex="32pt" style:font-style-complex="normal" style:font-weight-complex="bold" style:text-emphasize="none" style:font-relief="none"/>
    </style:style>
    <style:style style:name="T7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2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2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2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2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2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2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2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text-style-name="P2" draw:layer="layout" svg:width="23cm" svg:height="11.587cm" svg:x="2.5cm" svg:y="4.013cm" presentation:class="subtitle" presentation:user-transformed="true">
          <draw:text-box>
            <text:p text:style-name="P1"><text:span text:style-name="T1">Teaching the Big Ideas of Statistics</text:span></text:p>
            <text:p text:style-name="P1"/>
            <text:p text:style-name="P1"><text:span text:style-name="T1">Larry Weldon</text:span></text:p>
            <text:p text:style-name="P1"/>
            <text:p text:style-name="P1"><text:span text:style-name="T1">Simon Fraser University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Outline</text:p>
          </draw:text-box>
        </draw:frame>
        <draw:frame presentation:style-name="pr4" draw:layer="layout" svg:width="23cm" svg:height="11.587cm" svg:x="2.4cm" svg:y="6.813cm" presentation:class="outline" presentation:user-transformed="true">
          <draw:text-box>
            <text:list text:style-name="L2">
              <text:list-item>
                <text:p xml:id="id1" text:id="id1">Teaching Stats Progress since 1960</text:p>
              </text:list-item>
              <text:list-item>
                <text:p xml:id="id2" text:id="id2">Focus on Big Ideas in Stats</text:p>
              </text:list-item>
              <text:list-item>
                <text:p xml:id="id3" text:id="id3">Motivating Mastery</text:p>
              </text:list-item>
              <text:list-item>
                <text:p xml:id="id4" text:id="id4">Broadening the Statistics Educ. Targe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Teaching Stats 1960s</text:p>
          </draw:text-box>
        </draw:frame>
        <draw:frame presentation:style-name="pr4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 xml:id="id5" text:id="id5">Math dept instructors, STEM majors</text:p>
              </text:list-item>
              <text:list-item>
                <text:p xml:id="id6" text:id="id6">Calculations by hand on exams</text:p>
                <text:p xml:id="id7" text:id="id7">(No calculators allowed)</text:p>
              </text:list-item>
              <text:list-item>
                <text:p xml:id="id8" text:id="id8">Textbooks with math orientation</text:p>
              </text:list-item>
              <text:list-item>
                <text:p xml:id="id9" text:id="id9">No “Data Analysis”, lots of probability</text:p>
              </text:list-item>
              <text:list-item>
                <text:p xml:id="id10" text:id="id10">Artificial examples (coin toss,playing card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 presentation:user-transformed="true">
          <draw:text-box>
            <text:p>Forced Change in Teaching Statistcs</text:p>
          </draw:text-box>
        </draw:frame>
        <draw:frame presentation:style-name="pr4" draw:layer="layout" svg:width="23cm" svg:height="11.587cm" draw:transform="rotate (0.0031415926535892) translate (2.489cm 7.849cm)" presentation:class="outline" presentation:user-transformed="true">
          <draw:text-box>
            <text:list text:style-name="L2">
              <text:list-item>
                <text:p xml:id="id11" text:id="id11">Stats Service courses for Sociology, Bioscience, Business, ...</text:p>
              </text:list-item>
              <text:list-item>
                <text:p xml:id="id12" text:id="id12">Demand for Improved Teaching of Stats</text:p>
              </text:list-item>
              <text:list-item>
                <text:p xml:id="id13" text:id="id13">ICOTS, IASE ... Research in “Teaching Statistics”</text:p>
              </text:list-item>
              <text:list-item>
                <text:p xml:id="id14" text:id="id14">More sympathy for non-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Resistance to Progress</text:p>
          </draw:text-box>
        </draw:frame>
        <draw:frame presentation:style-name="pr4" draw:layer="layout" svg:width="23cm" svg:height="11.587cm" svg:x="3.8cm" svg:y="7.8cm" presentation:class="outline" presentation:user-transformed="true">
          <draw:text-box>
            <text:list text:style-name="L2">
              <text:list-item>
                <text:p xml:id="id15" text:id="id15">Text Publishers' Conservatism</text:p>
              </text:list-item>
              <text:list-item>
                <text:p xml:id="id16" text:id="id16">Academic Research Pressure</text:p>
              </text:list-item>
              <text:list-item>
                <text:p xml:id="id17" text:id="id17">Student Evaluations</text:p>
              </text:list-item>
              <text:list-item>
                <text:p xml:id="id18" text:id="id18">Institutional Inerti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Teaching Progress 1960-2010</text:p>
          </draw:text-box>
        </draw:frame>
        <draw:frame presentation:style-name="pr6" draw:layer="layout" svg:width="23cm" svg:height="12.587cm" svg:x="2.5cm" svg:y="5.513cm" presentation:class="outline" presentation:user-transformed="true">
          <draw:text-box>
            <text:list text:style-name="L2">
              <text:list-item>
                <text:p xml:id="id19" text:id="id19">Technology replaces Arithmetic and assists Learning</text:p>
              </text:list-item>
              <text:list-item>
                <text:p xml:id="id20" text:id="id20">Stat. Software expands Range</text:p>
              </text:list-item>
              <text:list-item>
                <text:p xml:id="id21" text:id="id21">Stat. Software allows Trail and Error</text:p>
              </text:list-item>
              <text:list-item>
                <text:p xml:id="id22" text:id="id22">Large Classes prompted Open Labs</text:p>
              </text:list-item>
              <text:list-item>
                <text:p xml:id="id23" text:id="id23">Textbooks Followed Changes</text:p>
              </text:list-item>
              <text:list-item>
                <text:p xml:id="id24" text:id="id24">Statistics recognized as Separate from Mat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1T0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Statistics Depts in Canada</text:p>
          </draw:text-box>
        </draw:frame>
        <draw:frame presentation:style-name="pr7" draw:text-style-name="P4" draw:layer="layout" svg:width="23cm" svg:height="13.883cm" svg:x="2.5cm" svg:y="4.365cm" presentation:class="subtitle" presentation:user-transformed="true">
          <draw:text-box>
            <text:p><text:span text:style-name="T2"><text:s/></text:span><text:span text:style-name="T3">Before 1967 Manitoba</text:span></text:p>
            <text:p><text:span text:style-name="T3">1967 Waterloo </text:span></text:p>
            <text:p><text:span text:style-name="T3">1979 Toronto </text:span></text:p>
            <text:p><text:span text:style-name="T3">1980 Western</text:span></text:p>
            <text:p><text:span text:style-name="T3">1984 UBC</text:span></text:p>
            <text:p><text:span text:style-name="T3">2001 SFU</text:span></text:p>
            <text:p><text:span text:style-name="T3"/></text:p>
            <text:p><text:span text:style-name="T3">Others now are <text:s/>“Mathematics and Statistics”</text:span></text:p>
            <text:p><text:span text:style-name="T3"/></text:p>
            <text:p><text:span text:style-name="T3">(</text:span><text:span text:style-name="T4">Canada has </text:span><text:span text:style-name="T5">223 public and private universities</text:span><text:span text:style-name="T6">)</text:span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Teaching Stats 2020 +</text:p>
          </draw:text-box>
        </draw:frame>
        <draw:frame presentation:style-name="pr4" draw:layer="layout" svg:width="23cm" svg:height="11.587cm" svg:x="2.5cm" svg:y="5.513cm" presentation:class="outline" presentation:user-transformed="true">
          <draw:text-box>
            <text:list text:style-name="L2">
              <text:list-item>
                <text:p>“Zoom” Effect?</text:p>
              </text:list-item>
              <text:list-item>
                <text:p>More Verbalization?</text:p>
              </text:list-item>
              <text:list-item>
                <text:p>More Emphasis on Big Ideas?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What is a BIG IDEA in Statistics?</text:p>
          </draw:text-box>
        </draw:frame>
        <draw:frame presentation:style-name="pr4" draw:layer="layout" svg:width="23cm" svg:height="11.587cm" svg:x="2.5cm" svg:y="5.513cm" presentation:class="outline">
          <draw:text-box>
            <text:list text:style-name="L2">
              <text:list-item>
                <text:p xml:id="id25" text:id="id25">A tool or concept that can be expressed in words</text:p>
              </text:list-item>
              <text:list-item>
                <text:p xml:id="id26" text:id="id26">Useful to a large group of people</text:p>
              </text:list-item>
              <text:list-item>
                <text:p xml:id="id27" text:id="id27">Based on an exposure to stats edu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 presentation:user-transformed="true">
          <draw:text-box>
            <text:p>Example: “Surprise Can Inform”</text:p>
          </draw:text-box>
        </draw:frame>
        <draw:frame presentation:style-name="pr4" draw:layer="layout" svg:width="23cm" svg:height="11.587cm" svg:x="2.5cm" svg:y="5.513cm" presentation:class="outline">
          <draw:text-box>
            <text:list text:style-name="L2">
              <text:list-header>
                <text:p/>
              </text:list-header>
              <text:list-item>
                <text:p xml:id="id28" text:id="id28">When an event occurs that is rare under ordinary circumstances, then that is evidence that the circumstances are not ordinary!</text:p>
              </text:list-item>
              <text:list-item>
                <text:p xml:id="id29" text:id="id29">Logic of P-values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Examples of Big Ideas of Stats</text:p>
          </draw:text-box>
        </draw:frame>
        <draw:frame presentation:style-name="pr8" draw:text-style-name="P5" draw:layer="layout" svg:width="23cm" svg:height="13.894cm" svg:x="2.4cm" svg:y="4.906cm" presentation:class="outline" presentation:user-transformed="true">
          <draw:text-box>
            <text:list text:style-name="L2">
              <text:list-item>
                <text:p xml:id="id30" text:id="id30"><text:span text:style-name="T7">Surprise can inform</text:span></text:p>
              </text:list-item>
              <text:list-item>
                <text:p xml:id="id31" text:id="id31"><text:span text:style-name="T7">Impact of Randomness Unappreciated </text:span></text:p>
              </text:list-item>
              <text:list-item>
                <text:p xml:id="id32" text:id="id32"><text:span text:style-name="T7">Correlation vs Causation</text:span></text:p>
              </text:list-item>
              <text:list-item>
                <text:p xml:id="id33" text:id="id33"><text:span text:style-name="T7">Publication Bias</text:span></text:p>
              </text:list-item>
              <text:list-item>
                <text:p xml:id="id34" text:id="id34"><text:span text:style-name="T7">Exceptions do not invalidate Group Differences</text:span></text:p>
              </text:list-item>
              <text:list-item>
                <text:p xml:id="id35" text:id="id35"><text:span text:style-name="T7">Averaging reduces Variability</text:span></text:p>
              </text:list-item>
              <text:list-item>
                <text:p xml:id="id36" text:id="id36"><text:span text:style-name="T7">Models are always wrong but some are useful</text:span></text:p>
              </text:list-item>
              <text:list-item>
                <text:p xml:id="id37" text:id="id37"><text:span text:style-name="T7">Big Data can be biased </text:span></text:p>
              </text:list-item>
              <text:list-item>
                <text:p xml:id="id38" text:id="id38"><text:span text:style-name="T7">Coincidences are Commonplace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Do “Service” Students <text:line-break/>Need Big Ideas?</text:p>
          </draw:text-box>
        </draw:frame>
        <draw:frame presentation:style-name="pr4" draw:layer="layout" svg:width="23cm" svg:height="11.587cm" svg:x="2.5cm" svg:y="5.513cm" presentation:class="outline">
          <draw:text-box>
            <text:list text:style-name="L2">
              <text:list-item>
                <text:p xml:id="id39" text:id="id39">Communication with STEM world</text:p>
              </text:list-item>
              <text:list-item>
                <text:p xml:id="id40" text:id="id40">Understanding Randomness in Life</text:p>
              </text:list-item>
              <text:list-item>
                <text:p xml:id="id41" text:id="id41">Making Use of Stats Experts</text:p>
              </text:list-item>
              <text:list-item>
                <text:p xml:id="id42" text:id="id42">Appreciation of Early Stats Cour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Do Stat Experts need Big Ideas?</text:p>
          </draw:text-box>
        </draw:frame>
        <draw:frame presentation:style-name="pr4" draw:layer="layout" svg:width="23cm" svg:height="11.587cm" svg:x="2.5cm" svg:y="5.513cm" presentation:class="outline">
          <draw:text-box>
            <text:list text:style-name="L2">
              <text:list-item>
                <text:p xml:id="id43" text:id="id43">Communication of Ideas - teach, consult</text:p>
              </text:list-item>
              <text:list-item>
                <text:p xml:id="id44" text:id="id44">Emphasis of the Nature of Statistics</text:p>
                <text:p xml:id="id45" text:id="id45"><text:s/>- not only math!</text:p>
              </text:list-item>
              <text:list-item>
                <text:p xml:id="id46" text:id="id46">Reaching Institutional Decision-Mak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Who needs lower division Big Ideas?</text:p>
          </draw:text-box>
        </draw:frame>
        <draw:frame presentation:style-name="pr4" draw:layer="layout" svg:width="23cm" svg:height="11.587cm" svg:x="3.6cm" svg:y="7.6cm" presentation:class="outline" presentation:user-transformed="true">
          <draw:text-box>
            <text:list text:style-name="L2">
              <text:list-item>
                <text:p>“Service” course students</text:p>
              </text:list-item>
              <text:list-item>
                <text:p>Stat majors</text:p>
              </text:list-item>
              <text:list-item>
                <text:p>Other STEM majors</text:p>
              </text:list-item>
              <text:list-item>
                <text:p>Everyone?</text:p>
              </text:list-item>
              <text:list-item>
                <text:p><text:span text:style-name="T1">One course for all first-year students?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Can “Big Ideas” be Examined?</text:p>
          </draw:text-box>
        </draw:frame>
        <draw:frame presentation:style-name="pr9" draw:layer="layout" svg:width="23cm" svg:height="11.823cm" svg:x="2.5cm" svg:y="5.513cm" presentation:class="outline" presentation:user-transformed="true">
          <draw:text-box>
            <text:list text:style-name="L2">
              <text:list-item>
                <text:p xml:id="id47" text:id="id47">Yes, with extra work</text:p>
              </text:list-item>
              <text:list-item>
                <text:p xml:id="id48" text:id="id48">Examples: </text:p>
              </text:list-item>
            </text:list>
            <text:list text:style-name="L3">
              <text:list-item>
                <text:p xml:id="id49" text:id="id49">SD of classmates age</text:p>
              </text:list-item>
              <text:list-item>
                <text:p xml:id="id50" text:id="id50">Simpson's Paradox</text:p>
              </text:list-item>
              <text:list-item>
                <text:p xml:id="id51" text:id="id51">Uniform Clustering </text:p>
              </text:list-item>
              <text:list-item>
                <text:p xml:id="id52" text:id="id52">Histogram vs Dot plot Relationship</text:p>
              </text:list-item>
            </text:list>
            <text:list text:style-name="L2">
              <text:list-header>
                <text:p xml:id="id53" text:id="id53">Noticing Seasonality in Time Series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Conclusion</text:p>
          </draw:text-box>
        </draw:frame>
        <draw:frame presentation:style-name="pr4" draw:layer="layout" svg:width="23cm" svg:height="11.587cm" svg:x="2.4cm" svg:y="8.2cm" presentation:class="outline" presentation:user-transformed="true">
          <draw:text-box>
            <text:list text:style-name="L2">
              <text:list-item>
                <text:p><text:span text:style-name="T1">Every</text:span> stats student needs the BIG IDEAS of statistics </text:p>
              </text:list-item>
              <text:list-item>
                <text:p>Essential to a Broad Education</text:p>
              </text:list-item>
              <text:list-item>
                <text:p>Essential for a Specialist Education in Stats</text:p>
              </text:list-item>
              <text:list-item>
                <text:p>STATISTICS is basic like RR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7cm" svg:x="2cm" svg:y="1.536cm" presentation:class="title">
          <draw:text-box>
            <text:p>Thank you for Listening!</text:p>
          </draw:text-box>
        </draw:frame>
        <draw:frame presentation:style-name="pr4" draw:text-style-name="P1" draw:layer="layout" svg:width="23cm" svg:height="11.587cm" svg:x="2.2cm" svg:y="8.413cm" presentation:class="outline" presentation:user-transformed="true">
          <draw:text-box>
            <text:list text:style-name="L2">
              <text:list-item>
                <text:p text:style-name="P1">Questions and Comments?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organic" xlink:href="Pictures/100000000000032000000258CA0C59C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7cm" svg:x="2cm" svg:y="1.536cm" presentation:class="title" presentation:placeholder="true">
        <draw:text-box/>
      </draw:frame>
      <draw:frame presentation:style-name="lyt-organic-outline1" draw:layer="backgroundobjects" svg:width="23cm" svg:height="11.587cm" svg:x="2.5cm" svg:y="5.513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rry Weldon</meta:initial-creator>
    <meta:creation-date>2022-04-15T15:15:41</meta:creation-date>
    <meta:editing-duration>P1DT12H23M35S</meta:editing-duration>
    <meta:editing-cycles>69</meta:editing-cycles>
    <dc:date>2022-05-28T08:02:02</dc:date>
    <dc:creator>Larry Weldon</dc:creator>
    <meta:generator>OpenOffice/4.1.11$Unix OpenOffice.org_project/4111m1$Build-9808</meta:generator>
    <meta:document-statistic meta:object-count="99"/>
  </office:meta>
</office:document-meta>
</file>